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760000074CFEC05B83EF7EBE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svg:x1="18.046cm" svg:y1="12.958cm" svg:x2="15.468cm" svg:y2="20.285cm" svg:d="M18046 12958v3664h-2578v3663" svg:viewBox="0 0 2579 7328">
          <text:p/>
        </draw:connector>
        <draw:connector draw:style-name="gr1" draw:text-style-name="P1" draw:layer="layout" svg:x1="28.426cm" svg:y1="20.353cm" svg:x2="34.667cm" svg:y2="37.652cm" svg:d="M28426 20353v8650h6241v8649" svg:viewBox="0 0 6242 17300">
          <text:p/>
        </draw:connector>
        <draw:connector draw:style-name="gr1" draw:text-style-name="P1" draw:layer="layout" svg:x1="35.617cm" svg:y1="37.923cm" svg:x2="38.331cm" svg:y2="27.34cm" svg:d="M35617 37923v-5291h2714v-5292" svg:viewBox="0 0 2715 105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201000006760000074CFEC05B83EF7EBE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3.77cm" fo:page-height="49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8-12-14T15:56:50.958000000</dc:date>
    <dc:creator>Michele Maione</dc:creator>
    <meta:editing-duration>PT3M25S</meta:editing-duration>
    <meta:editing-cycles>6</meta:editing-cycles>
    <meta:document-statistic meta:object-count="3"/>
  </office:meta>
</office:document-meta>
</file>